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8b4" officeooo:paragraph-rsid="001858b4"/>
    </style:style>
    <style:style style:name="P2" style:family="paragraph" style:parent-style-name="Standard">
      <style:text-properties fo:font-weight="bold" officeooo:rsid="001858b4" officeooo:paragraph-rsid="001858b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58b4" officeooo:paragraph-rsid="001858b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finição do ambiente ALM</text:p>
      <text:p text:style-name="P1"/>
      <text:p text:style-name="P2">Ambiente ALM</text:p>
      <text:p text:style-name="P2"/>
      <text:p text:style-name="P2">Linguagem</text:p>
      <text:p text:style-name="P1">A linguagem utilizada na programação será Java por ser uma linguagem de</text:p>
      <text:p text:style-name="P1">programação orientada a objetos, possui portabilidade que facilita muito a distribuição do sistema. Além de ser uma linguagem, é uma plataforma de desenvolvimento, pois com ele é possível desenvolver aplicações para desktop, celular, cartão, web e etc.</text:p>
      <text:p text:style-name="P1">Existem uma variedade de frameworks para Java, que facilitam e muito o</text:p>
      <text:p text:style-name="P1">trabalho do desenvolvedor. Arquivos Java podem ser compilados em qualquer sistema</text:p>
      <text:p text:style-name="P1">operacional desde que o mesmo possua uma JVM. Assim se pode programar em Java,</text:p>
      <text:p text:style-name="P1">em qualquer sistema operacional.</text:p>
      <text:p text:style-name="P1"/>
      <text:p text:style-name="P2">IDE</text:p>
      <text:p text:style-name="P1">A IDE a ser usada será o NetBeans IDE 8.0, porque oferece suporte abrangente e de primeira classe para as tecnologias e aprimoramentos Java mais recentes, antes de outros IDEs. O NetBeans IDE 8.0 oferece ainda analisadores de código e editores para trabalhar com as últimas tecnologias - Java 8, Java SE 8, Java SE incorporado 8 e Java ME incorporado 8. O IDE também tem uma gama de novas melhorias que melhora ainda mais o seu apoio para Maven e Java EE com PrimeFaces; novas</text:p>
      <text:p text:style-name="P1">ferramentas para HTML5, em particular para AngularJS; e melhorias para PHP e suporte C / C + +. E está disponível em Inglês, Português brasileiro, Japonês, Russo e chinês simplificado. Com seu Editor Java em constante aprimoramento, muitas funcionalidades avançadas e uma extensa linha de ferramentas, modelos e exemplos, o NetBeans IDE define o padrão de desenvolvimento com suas tecnologias inovadoras.</text:p>
      <text:p text:style-name="P1"/>
      <text:p text:style-name="P2">Controle de Versão</text:p>
      <text:p text:style-name="P1">A ferramenta para controle de versão irá ser o Git, por que possui de forma gratuita todas as vantagens de controle de versão,como: Backup automático de todos os arquivos, controle de histórico, possibilidade de se trabalhar em equipe, possuir a funcionalidade de marcação e resgate de versões estáveis e permitir a ramificação do projeto.</text:p>
      <text:p text:style-name="P1"/>
      <text:p text:style-name="P2">SGBD</text:p>
      <text:p text:style-name="P1">O Sistema Gerenciador de Banco de Dados (SGBD) a ser implementado será o</text:p>
      <text:p text:style-name="P1">MySQL, porque é um banco de dados conhecido por sua facilidade de uso, sendo ele usado pela NASA, HP, Bradesco, Sony, e muitas outras empresas. Sua interface simples, e também sua capacidade de rodar em vários sistemas operacionais, são alguns dos motivos para ser tão usado atualmente, e seu uso estar crescendo cada vez mais. O MySQL é protegido por uma licença de software livre,desenvolvida pela GNU. É também um dos programas que vem geralmente instalado</text:p>
      <text:p text:style-name="P1">com o GNU/Linux. Uma das vantagens dele em relação a outros bancos de dados do</text:p>
      <text:p text:style-name="P1">mesmo porte é possuir uma facilidade maior para programação, ter funções mais</text:p>
      <text:p text:style-name="P1">simples, poder ser totalmente modificado, entre outras.</text:p>
      <text:p text:style-name="P1"/>
      <text:p text:style-name="P2">Ferramenta para Issue/Bug Tracking</text:p>
      <text:p text:style-name="P1">O GitHub é o maior anfitrião de código do planeta, com mais de 12,6 milhões de repositórios. Sendo grande ou pequeno, cada repositório vem com as mesmas ferramentas. A ferramenta issue tracker é flexível e por isso permite que você fique em cima dos erros e se concentre nos recursos. Ainda segundo [12] estas ferramentas são abertas à comunidade para projetos públicos e seguras para projetos privados.</text:p>
      <text:p text:style-name="P1"/>
      <text:p text:style-name="P1"/>
      <text:p text:style-name="P1"/>
      <text:p text:style-name="P2"><text:soft-page-break/>Criação de Diagramas UML</text:p>
      <text:p text:style-name="P1">O programa a ser usado para a criação dos diagramas UML será o DIA, ele é inspirado</text:p>
      <text:p text:style-name="P1">no programa comercial do Windows "Visio", embora seja mais voltado para diagramas</text:p>
      <text:p text:style-name="P1">informais para uso casual. Ele pode ser utilizado para desenhar diversos tipos</text:p>
      <text:p text:style-name="P1">diferentes de diagramas. Atualmente tem objetos especiais para ajudar a desenhar</text:p>
      <text:p text:style-name="P1">diagramas de relacionamento de entidade, diagramas UML, fluxogramas, diagramas de</text:p>
      <text:p text:style-name="P1">rede, e muitos outros diagramas. Também é possível adicionar suporte para novos</text:p>
      <text:p text:style-name="P1">formatos de gravação de arquivos XML simples, usando um subconjunto de SVG para</text:p>
      <text:p text:style-name="P1">desenhar.</text:p>
      <text:p text:style-name="P1">Ele pode carregar e salvar os diagramas para um formato XML personalizado (compactado por padrão, para economizar espaço), pode exportar diagramas para uma série de formatos, incluindo EPS, SVG, xfig, WMF e PNG, e pode imprimir diagramas (incluindo os que abrangem várias página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6:50:25.706328525</meta:creation-date>
    <dc:date>2015-11-18T17:01:20.615789696</dc:date>
    <meta:editing-duration>PT10M55S</meta:editing-duration>
    <meta:editing-cycles>1</meta:editing-cycles>
    <meta:document-statistic meta:table-count="0" meta:image-count="0" meta:object-count="0" meta:page-count="2" meta:paragraph-count="32" meta:word-count="632" meta:character-count="3927" meta:non-whitespace-character-count="3327"/>
    <meta:generator>LibreOffice/4.4.2.2$Linux_X86_64 LibreOffice_project/40m0$Build-2</meta:generator>
  </office:meta>
</office:document-meta>
</file>